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automatic-styles>
    <style:style style:name="P1" style:family="paragraph" style:parent-style-name="Standard">
      <style:text-properties officeooo:rsid="001a7e5b" officeooo:paragraph-rsid="001a7e5b"/>
    </style:style>
    <style:style style:name="P2" style:family="paragraph" style:parent-style-name="Standard">
      <style:text-properties officeooo:rsid="001c768f" officeooo:paragraph-rsid="001c768f"/>
    </style:style>
    <style:style style:name="T1" style:family="text">
      <style:text-properties officeooo:rsid="001c768f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Test1</text:p>
      <text:p text:style-name="P2">feature/task1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JP Regular" svg:font-family="'Noto Sans CJK JP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ja" style:country-asian="JP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US" style:letter-kerning="true" style:font-name-asian="Noto Sans CJK JP Regular" style:font-size-asian="10.5pt" style:language-asian="ja" style:country-asian="JP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JP Regular" style:font-family-asian="'Noto Sans CJK JP Regular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8-05T14:09:21.969064706</meta:creation-date>
    <dc:date>2019-08-05T16:13:42.719793530</dc:date>
    <meta:editing-duration>PT33S</meta:editing-duration>
    <meta:editing-cycles>2</meta:editing-cycles>
    <meta:generator>LibreOffice/6.0.7.3$Linux_X86_64 LibreOffice_project/00m0$Build-3</meta:generator>
    <meta:document-statistic meta:table-count="0" meta:image-count="0" meta:object-count="0" meta:page-count="1" meta:paragraph-count="2" meta:word-count="2" meta:character-count="18" meta:non-whitespace-character-count="18"/>
  </office:meta>
</office:document-meta>
</file>